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URW Palladio L" svg:font-family="URW Palladio L" style:font-family-generic="system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/>
    </style:style>
    <style:style style:name="T3" style:parent-style-name="DefaultParagraphFont" style:family="text">
      <style:text-properties fo:font-style="italic" style:font-style-asian="italic" style:font-style-complex="italic"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font-style="italic" style:font-style-asian="italic" style:font-style-complex="italic"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font-style="italic" style:font-style-asian="italic" style:font-style-complex="italic"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fo:language="en" fo:country="US"/>
    </style:style>
    <style:style style:name="T21" style:parent-style-name="DefaultParagraphFont" style:family="text">
      <style:text-properties fo:font-style="italic" style:font-style-asian="italic" style:font-style-complex="italic" fo:language="en" fo:country="US"/>
    </style:style>
    <style:style style:name="T22" style:parent-style-name="DefaultParagraphFont" style:family="text">
      <style:text-properties fo:language="en" fo:country="US"/>
    </style:style>
    <style:style style:name="T23" style:parent-style-name="DefaultParagraphFont" style:family="text">
      <style:text-properties fo:language="en" fo:country="US"/>
    </style:style>
    <style:style style:name="T24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25" style:parent-style-name="DefaultParagraphFont" style:family="text">
      <style:text-properties fo:language="en" fo:country="US"/>
    </style:style>
    <style:style style:name="T26" style:parent-style-name="DefaultParagraphFont" style:family="text">
      <style:text-properties fo:language="en" fo:country="US"/>
    </style:style>
    <style:style style:name="T27" style:parent-style-name="DefaultParagraphFont" style:family="text">
      <style:text-properties fo:font-style="italic" style:font-style-asian="italic" style:font-style-complex="italic" fo:language="en" fo:country="US"/>
    </style:style>
    <style:style style:name="T28" style:parent-style-name="DefaultParagraphFont" style:family="text">
      <style:text-properties fo:language="en" fo:country="US"/>
    </style:style>
    <style:style style:name="T29" style:parent-style-name="DefaultParagraphFont" style:family="text">
      <style:text-properties fo:language="en" fo:country="US"/>
    </style:style>
    <style:style style:name="T30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1" style:parent-style-name="DefaultParagraphFont" style:family="text">
      <style:text-properties fo:language="en" fo:country="US"/>
    </style:style>
    <style:style style:name="T32" style:parent-style-name="DefaultParagraphFont" style:family="text">
      <style:text-properties fo:language="en" fo:country="US"/>
    </style:style>
    <style:style style:name="T33" style:parent-style-name="DefaultParagraphFont" style:family="text">
      <style:text-properties fo:font-style="italic" style:font-style-asian="italic" style:font-style-complex="italic" fo:language="en" fo:country="US"/>
    </style:style>
    <style:style style:name="T34" style:parent-style-name="DefaultParagraphFont" style:family="text">
      <style:text-properties fo:font-style="italic" style:font-style-asian="italic" style:font-style-complex="italic" fo:language="en" fo:country="US"/>
    </style:style>
    <style:style style:name="T35" style:parent-style-name="DefaultParagraphFont" style:family="text">
      <style:text-properties fo:language="en" fo:country="US"/>
    </style:style>
    <style:style style:name="T36" style:parent-style-name="DefaultParagraphFont" style:family="text">
      <style:text-properties fo:language="en" fo:country="US"/>
    </style:style>
    <style:style style:name="T37" style:parent-style-name="DefaultParagraphFont" style:family="text">
      <style:text-properties fo:language="en" fo:country="US"/>
    </style:style>
    <style:style style:name="T38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39" style:parent-style-name="DefaultParagraphFont" style:family="text">
      <style:text-properties fo:language="en" fo:country="US"/>
    </style:style>
    <style:style style:name="T40" style:parent-style-name="DefaultParagraphFont" style:family="text">
      <style:text-properties fo:language="en" fo:country="US"/>
    </style:style>
    <style:style style:name="P41" style:parent-style-name="Normal" style:family="paragraph">
      <style:text-properties fo:language="en" fo:country="US"/>
    </style:style>
    <style:style style:name="P42" style:parent-style-name="Normal" style:family="paragraph">
      <style:text-properties fo:language="en" fo:country="US"/>
    </style:style>
    <style:style style:name="T43" style:parent-style-name="DefaultParagraphFont" style:family="text">
      <style:text-properties fo:language="en" fo:country="US"/>
    </style:style>
    <style:style style:name="T44" style:parent-style-name="DefaultParagraphFont" style:family="text">
      <style:text-properties fo:font-style="italic" style:font-style-asian="italic" style:font-style-complex="italic"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T47" style:parent-style-name="DefaultParagraphFont" style:family="text">
      <style:text-properties fo:language="en" fo:country="US"/>
    </style:style>
    <style:style style:name="T48" style:parent-style-name="DefaultParagraphFont" style:family="text">
      <style:text-properties fo:language="en" fo:country="US"/>
    </style:style>
    <style:style style:name="T49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50" style:parent-style-name="DefaultParagraphFont" style:family="text">
      <style:text-properties fo:language="en" fo:country="US"/>
    </style:style>
    <style:style style:name="T51" style:parent-style-name="DefaultParagraphFont" style:family="text">
      <style:text-properties fo:language="en" fo:country="US"/>
    </style:style>
    <style:style style:name="P52" style:parent-style-name="Normal" style:family="paragraph">
      <style:text-properties fo:language="en" fo:country="US"/>
    </style:style>
    <style:style style:name="T53" style:parent-style-name="DefaultParagraphFont" style:family="text">
      <style:text-properties fo:language="en" fo:country="US"/>
    </style:style>
    <style:style style:name="T54" style:parent-style-name="DefaultParagraphFont" style:family="text">
      <style:text-properties fo:font-style="italic" style:font-style-asian="italic" style:font-style-complex="italic" fo:language="en" fo:country="US"/>
    </style:style>
    <style:style style:name="T55" style:parent-style-name="DefaultParagraphFont" style:family="text">
      <style:text-properties fo:language="en" fo:country="US"/>
    </style:style>
    <style:style style:name="T56" style:parent-style-name="DefaultParagraphFont" style:family="text">
      <style:text-properties fo:language="en" fo:country="US"/>
    </style:style>
    <style:style style:name="T57" style:parent-style-name="DefaultParagraphFont" style:family="text">
      <style:text-properties fo:language="en" fo:country="US"/>
    </style:style>
    <style:style style:name="T58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59" style:parent-style-name="DefaultParagraphFont" style:family="text">
      <style:text-properties fo:language="en" fo:country="US"/>
    </style:style>
    <style:style style:name="T60" style:parent-style-name="DefaultParagraphFont" style:family="text">
      <style:text-properties fo:language="en" fo:country="US"/>
    </style:style>
    <style:style style:name="P61" style:parent-style-name="Normal" style:family="paragraph">
      <style:text-properties fo:language="en" fo:country="US"/>
    </style:style>
    <style:style style:name="P62" style:parent-style-name="Normal" style:family="paragraph">
      <style:text-properties fo:language="en" fo:country="US"/>
    </style:style>
    <style:style style:name="P63" style:parent-style-name="Normal" style:family="paragraph">
      <style:text-properties fo:language="en" fo:country="US"/>
    </style:style>
    <style:style style:name="T64" style:parent-style-name="DefaultParagraphFont" style:family="text">
      <style:text-properties fo:language="en" fo:country="US"/>
    </style:style>
    <style:style style:name="T65" style:parent-style-name="DefaultParagraphFont" style:family="text">
      <style:text-properties fo:font-style="italic" style:font-style-asian="italic" style:font-style-complex="italic" fo:language="en" fo:country="US"/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fo:language="en" fo:country="US"/>
    </style:style>
    <style:style style:name="T68" style:parent-style-name="DefaultParagraphFont" style:family="text">
      <style:text-properties fo:language="en" fo:country="US"/>
    </style:style>
    <style:style style:name="T69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70" style:parent-style-name="DefaultParagraphFont" style:family="text">
      <style:text-properties fo:language="en" fo:country="US"/>
    </style:style>
    <style:style style:name="T71" style:parent-style-name="DefaultParagraphFont" style:family="text">
      <style:text-properties fo:language="en" fo:country="US"/>
    </style:style>
    <style:style style:name="P72" style:parent-style-name="PreformattedText" style:family="paragraph">
      <style:text-properties style:font-name="URW Palladio L"/>
    </style:style>
    <style:style style:name="T73" style:parent-style-name="DefaultParagraphFont" style:family="text">
      <style:text-properties fo:language="en" fo:country="US"/>
    </style:style>
    <style:style style:name="T74" style:parent-style-name="DefaultParagraphFont" style:family="text">
      <style:text-properties fo:font-style="italic" style:font-style-asian="italic" style:font-style-complex="italic" fo:language="en" fo:country="US"/>
    </style:style>
    <style:style style:name="T75" style:parent-style-name="DefaultParagraphFont" style:family="text">
      <style:text-properties fo:language="en" fo:country="US"/>
    </style:style>
    <style:style style:name="T76" style:parent-style-name="DefaultParagraphFont" style:family="text">
      <style:text-properties fo:language="en" fo:country="US"/>
    </style:style>
    <style:style style:name="T77" style:parent-style-name="DefaultParagraphFont" style:family="text">
      <style:text-properties fo:language="en" fo:country="US"/>
    </style:style>
    <style:style style:name="T78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79" style:parent-style-name="DefaultParagraphFont" style:family="text">
      <style:text-properties fo:language="en" fo:country="US"/>
    </style:style>
    <style:style style:name="T80" style:parent-style-name="DefaultParagraphFont" style:family="text">
      <style:text-properties fo:language="en" fo:country="US"/>
    </style:style>
    <style:style style:name="P81" style:parent-style-name="Normal" style:family="paragraph">
      <style:text-properties fo:language="en" fo:country="US"/>
    </style:style>
    <style:style style:name="T82" style:parent-style-name="DefaultParagraphFont" style:family="text">
      <style:text-properties fo:language="en" fo:country="US"/>
    </style:style>
    <style:style style:name="T83" style:parent-style-name="DefaultParagraphFont" style:family="text">
      <style:text-properties fo:font-style="italic" style:font-style-asian="italic" style:font-style-complex="italic" fo:language="en" fo:country="US"/>
    </style:style>
    <style:style style:name="T84" style:parent-style-name="DefaultParagraphFont" style:family="text">
      <style:text-properties fo:language="en" fo:country="US"/>
    </style:style>
    <style:style style:name="T85" style:parent-style-name="DefaultParagraphFont" style:family="text">
      <style:text-properties fo:language="en" fo:country="US"/>
    </style:style>
    <style:style style:name="T86" style:parent-style-name="DefaultParagraphFont" style:family="text">
      <style:text-properties fo:language="en" fo:country="US"/>
    </style:style>
    <style:style style:name="T87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88" style:parent-style-name="DefaultParagraphFont" style:family="text">
      <style:text-properties fo:language="en" fo:country="US"/>
    </style:style>
    <style:style style:name="T89" style:parent-style-name="DefaultParagraphFont" style:family="text">
      <style:text-properties fo:language="en" fo:country="US"/>
    </style:style>
    <style:style style:name="P90" style:parent-style-name="Normal" style:family="paragraph">
      <style:text-properties fo:language="en" fo:country="US"/>
    </style:style>
    <style:style style:name="T91" style:parent-style-name="DefaultParagraphFont" style:family="text">
      <style:text-properties fo:language="en" fo:country="US"/>
    </style:style>
    <style:style style:name="T92" style:parent-style-name="DefaultParagraphFont" style:family="text">
      <style:text-properties fo:font-style="italic" style:font-style-asian="italic" style:font-style-complex="italic" fo:language="en" fo:country="US"/>
    </style:style>
    <style:style style:name="T93" style:parent-style-name="DefaultParagraphFont" style:family="text">
      <style:text-properties fo:language="en" fo:country="US"/>
    </style:style>
    <style:style style:name="T94" style:parent-style-name="DefaultParagraphFont" style:family="text">
      <style:text-properties fo:language="en" fo:country="US"/>
    </style:style>
    <style:style style:name="T95" style:parent-style-name="DefaultParagraphFont" style:family="text">
      <style:text-properties fo:language="en" fo:country="US"/>
    </style:style>
    <style:style style:name="T96" style:parent-style-name="DefaultParagraphFont" style:family="text">
      <style:text-properties style:text-underline-type="single" style:text-underline-style="solid" style:text-underline-width="auto" style:text-underline-mode="continuous" fo:language="en" fo:country="US"/>
    </style:style>
    <style:style style:name="T97" style:parent-style-name="DefaultParagraphFont" style:family="text">
      <style:text-properties fo:language="en" fo:country="US"/>
    </style:style>
    <style:style style:name="T98" style:parent-style-name="DefaultParagraphFont" style:family="text">
      <style:text-properties fo:language="en" fo:country="US"/>
    </style:style>
    <style:style style:name="P99" style:parent-style-name="PreformattedText" style:family="paragraph">
      <style:text-properties style:font-name="URW Palladio L"/>
    </style:style>
    <style:style style:name="P100" style:parent-style-name="PreformattedText" style:family="paragraph">
      <style:text-properties style:font-name="URW Palladio L"/>
    </style:style>
  </office:automatic-styles>
  <office:body>
    <office:text text:use-soft-page-breaks="true">
      <text:h text:style-name="P1" text:outline-level="1"/>
      <text:h text:style-name="Heading1" text:outline-level="1">Bibliography</text:h>
      <text:p text:style-name="Bibliography"><text:span text:style-name="T2">Analytics, I., 2017.<text:s/></text:span><text:span text:style-name="T3">Idiro Analytics.<text:s/></text:span><text:span text:style-name="T4">[Online]<text:s/></text:span><text:span text:style-name="T5"><text:line-break/>Available at:<text:s/></text:span><text:span text:style-name="T6">http://idiro.com/2017/08/idiro-analysis-2016-nct-results-helps-car-buyers-choose-wisely/</text:span><text:span text:style-name="T7"><text:line-break/>[Accessed 12 10 2017].</text:span></text:p>
      <text:p text:style-name="Bibliography"><text:span text:style-name="T8">Emmanuelle, R., 2016.<text:s/></text:span><text:span text:style-name="T9">data Science Central.<text:s/></text:span><text:span text:style-name="T10">[Online]<text:s/></text:span><text:span text:style-name="T11"><text:line-break/>Available at:<text:s/></text:span><text:span text:style-name="T12">http://www.datasciencecentral.com/profiles/blogs/12-algorithms-every-data-scientist-should-know</text:span><text:span text:style-name="T13"><text:line-break/>[Accessed 12 10 2017].</text:span></text:p>
      <text:p text:style-name="Bibliography"><text:span text:style-name="T14">Government, O., 2007.<text:s/></text:span><text:span text:style-name="T15">The annotated 8 principles of Open Governmant Data.<text:s/></text:span><text:span text:style-name="T16">[Online]<text:s/></text:span><text:span text:style-name="T17"><text:line-break/>Available at:<text:s/></text:span><text:span text:style-name="T18">https://opengovdata.org/</text:span><text:span text:style-name="T19"><text:line-break/>[Accessed 12 10 2017].</text:span></text:p>
      <text:p text:style-name="Bibliography"><text:span text:style-name="T20">Kobielus, J., 2014.<text:s/></text:span><text:span text:style-name="T21">IBM Big Data &amp; Analitics Hub.<text:s/></text:span><text:span text:style-name="T22">[Online]<text:s/></text:span><text:span text:style-name="T23"><text:line-break/>Available at:<text:s/></text:span><text:span text:style-name="T24">http://www.ibmbigdatahub.com/blog/true-hadoop-standards-are-essential-sustaining-industry-momentum-part-1</text:span><text:span text:style-name="T25"><text:line-break/>[Accessed 12 10 2017].</text:span></text:p>
      <text:p text:style-name="Bibliography"><text:span text:style-name="T26">Ray, S., 2017.<text:s/></text:span><text:span text:style-name="T27">Essentials of Machine Learning Algorithms.<text:s/></text:span><text:span text:style-name="T28">[Online]<text:s/></text:span><text:span text:style-name="T29"><text:line-break/>Available at:<text:s/></text:span><text:span text:style-name="T30">https://www.analyticsvidhya.com/blog/2017/09/common-machine-learning-algorithms/</text:span><text:span text:style-name="T31"><text:line-break/>[Accessed 12 10 2017].</text:span></text:p>
      <text:p text:style-name="Normal"/>
      <text:p text:style-name="PreformattedText"/>
      <text:h text:style-name="Heading1" text:outline-level="1"/>
      <text:p text:style-name="PreformattedText"/>
      <text:h text:style-name="Heading1" text:outline-level="1">Functional interfaces</text:h>
      <text:p text:style-name="Bibliography"><text:span text:style-name="T32">coursehero.com, n.d.<text:s/></text:span><text:span text:style-name="T33">A boundary across which two independent systems meet</text:span><text:span text:style-name="T34">.<text:s/></text:span><text:span text:style-name="T35">[Online]<text:s/></text:span><text:span text:style-name="T36"><text:line-break/></text:span><text:span text:style-name="T37">Available at:<text:s/></text:span><text:span text:style-name="T38">https://www.coursehero.com/file/p28b384/A-boundary-across-which-two-independent-systems-meet-and-act-on-or-communicate/</text:span><text:span text:style-name="T39"><text:line-break/></text:span><text:span text:style-name="T40">[Accessed 08 10 2017].</text:span></text:p>
      <text:p text:style-name="P41"/>
      <text:p text:style-name="P42"/>
      <text:h text:style-name="Heading1" text:outline-level="1">Deliverables</text:h>
      <text:p text:style-name="Bibliography"><text:span text:style-name="T43">University, G., 2015.<text:s/></text:span><text:span text:style-name="T44">Certificate in Data Sience.<text:s/></text:span><text:span text:style-name="T45">[Online]<text:s/></text:span><text:span text:style-name="T46"><text:line-break/></text:span><text:span text:style-name="T47">Available<text:s/></text:span><text:span text:style-name="T48">at:<text:s/></text:span><text:span text:style-name="T49">https://sites.google.com/a/georgetown.edu/data-analytics/project-requirements</text:span><text:span text:style-name="T50"><text:line-break/></text:span><text:span text:style-name="T51">[Accessed 10 10 2017].</text:span></text:p>
      <text:p text:style-name="P52"/>
      <text:h text:style-name="Heading1" text:outline-level="1">Deliverables</text:h>
      <text:p text:style-name="Bibliography"><text:span text:style-name="T53">Apache.org, 2013.<text:s/></text:span><text:span text:style-name="T54">Hadoop.<text:s/></text:span><text:span text:style-name="T55">[Online]<text:s/></text:span><text:span text:style-name="T56"><text:line-break/></text:span><text:span text:style-name="T57">Available at:<text:s/></text:span><text:span text:style-name="T58">https://hadoop.apache.org/docs/r1.2.1/mapred_tutorial.html</text:span><text:span text:style-name="T59"><text:line-break/></text:span><text:span text:style-name="T60">[Accessed 10 10 2017].</text:span></text:p>
      <text:p text:style-name="Normal"/>
      <text:p text:style-name="P61"/>
      <text:p text:style-name="Normal"/>
      <text:p text:style-name="P62"/>
      <text:p text:style-name="P63"/>
      <text:h text:style-name="Heading1" text:outline-level="1">Bibliography</text:h>
      <text:p text:style-name="Bibliography"><text:span text:style-name="T64">python.org, 2017.<text:s/></text:span><text:span text:style-name="T65">Python.<text:s/></text:span><text:span text:style-name="T66">[Online]<text:s/></text:span><text:span text:style-name="T67"><text:line-break/></text:span><text:span text:style-name="T68">Available at:<text:s/></text:span><text:span text:style-name="T69">https://www.python.org/dev/peps/pep-0008/#introduction</text:span><text:span text:style-name="T70"><text:line-break/></text:span><text:span text:style-name="T71">[Accessed 12 10 2017].</text:span></text:p>
      <text:p text:style-name="Normal"/>
      <text:p text:style-name="Normal"/>
      <text:p text:style-name="P72"/>
      <text:h text:style-name="Heading1" text:outline-level="1">Bibliography</text:h>
      <text:p text:style-name="Bibliography"><text:span text:style-name="T73">Kobielus, J., 2014.<text:s/></text:span><text:span text:style-name="T74">IBM Big Data &amp; Analitics Hub.<text:s/></text:span><text:span text:style-name="T75">[Online]<text:s/></text:span><text:span text:style-name="T76"><text:line-break/></text:span><text:span text:style-name="T77">Available at:<text:s/></text:span><text:span text:style-name="T78">http://www.ibmbigdatahub.com/blog/true-hadoop-standards-are-essential-sustaining-industry-momentum-part-1</text:span><text:span text:style-name="T79"><text:line-break/></text:span><text:span text:style-name="T80">[Accessed 12 10 2017].</text:span></text:p>
      <text:p text:style-name="P81"/>
      <text:p text:style-name="Bibliography"><text:span text:style-name="T82">python.org, 2017.<text:s/></text:span><text:span text:style-name="T83">Python.<text:s/></text:span><text:span text:style-name="T84">[Online]<text:s/></text:span><text:span text:style-name="T85"><text:line-break/></text:span><text:span text:style-name="T86">Available at:<text:s/></text:span><text:span text:style-name="T87">https://www.python.org/dev/peps/pep-0008/#introduction</text:span><text:span text:style-name="T88"><text:line-break/></text:span><text:span text:style-name="T89">[Accessed 12 10 2017].</text:span></text:p>
      <text:p text:style-name="P90"/>
      <text:p text:style-name="Bibliography"><text:span text:style-name="T91">Sahni, V., 2015.<text:s/></text:span><text:span text:style-name="T92">Best Practices for Designing a Pragmatic RESTful API.<text:s/></text:span><text:span text:style-name="T93">[Online]<text:s/></text:span><text:span text:style-name="T94"><text:line-break/></text:span><text:span text:style-name="T95">Available at:<text:s/></text:span><text:span text:style-name="T96">http://www.vinaysahni.com/best-practices-for-a-pragmatic-restful-api</text:span><text:span text:style-name="T97"><text:line-break/></text:span><text:span text:style-name="T98">[Accessed 12 10 2017].</text:span></text:p>
      <text:p text:style-name="Normal"/>
      <text:p text:style-name="P99"/>
      <text:p text:style-name="P1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Mangal" svg:font-family="Mangal" style:font-family-generic="roman" style:font-pitch="variable" svg:panose-1="0 0 4 0 0 0 0 0 0 0"/>
    <style:font-face style:name="URW Palladio L" svg:font-family="URW Palladio L" style:font-family-generic="system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style:vertical-align="auto" fo:margin-top="0.1666in" fo:line-height="103%"/>
      <style:text-properties style:font-name="Calibri Light" style:font-name-asian="Times New Roman" style:font-name-complex="Times New Roman" fo:color="#2F5496" style:letter-kerning="false" fo:font-size="16pt" style:font-size-asian="16pt" style:font-size-complex="16pt" fo:language="en" fo:country="US" style:language-asian="en" style:country-asian="US" style:language-complex="ar" style:country-complex="SA" fo:hyphenate="tru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Bibliography" style:display-name="Bibliography" style:family="paragraph" style:parent-style-name="Normal" style:next-style-name="Normal">
      <style:text-properties style:font-name-complex="Mangal" style:font-size-complex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6pt" style:font-size-asian="16pt" style:font-size-complex="16pt" fo:language="en" fo:country="US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(Student) - Zoltan Fuzesi</dc:creator>
    <meta:creation-date>2017-10-05T09:33:00Z</meta:creation-date>
    <dc:date>2017-10-12T10:51:00Z</dc:date>
    <meta:template xlink:href="Normal.dotm" xlink:type="simple"/>
    <meta:editing-cycles>14</meta:editing-cycles>
    <meta:editing-duration>PT5220S</meta:editing-duration>
    <meta:document-statistic meta:page-count="2" meta:paragraph-count="4" meta:word-count="332" meta:character-count="2222" meta:row-count="15" meta:non-whitespace-character-count="1894"/>
  </office:meta>
</office:document-meta>
</file>